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5cm" draw:fill="none" draw:textarea-vertical-align="middle"/>
    </style:style>
    <style:style style:name="gr4" style:family="graphic" style:parent-style-name="standard">
      <style:graphic-properties draw:textarea-horizontal-align="justify" draw:textarea-vertical-align="top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left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20.3cm" svg:height="7.5cm" svg:x="1.2cm" svg:y="1.299cm">
          <text:p text:style-name="P1"/>
          <draw:enhanced-geometry svg:viewBox="0 0 21600 21600" draw:glue-points="?f7 0 ?f6 ?f1 0 ?f10 ?f6 21600 ?f4 ?f10 21600 ?f9" draw:path-stretchpoint-x="10800" draw:path-stretchpoint-y="10800" draw:text-areas="0 ?f1 ?f4 ?f12" draw:type="cube" draw:modifiers="4281.9890681242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xml:id="id1" draw:id="id1" draw:layer="layout" svg:width="5.1cm" svg:height="1.501cm" svg:x="1.9cm" svg:y="3.392cm">
          <text:p text:style-name="P1">Target.elf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7cm" svg:height="1.555cm" svg:x="2.1cm" svg:y="6.305cm">
          <text:p text:style-name="P1">gd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4.45cm" svg:y1="4.893cm" svg:x2="4.45cm" svg:y2="6.305cm" draw:start-shape="id1" draw:end-shape="id2" draw:end-glue-point="0" svg:d="m4450 4893v1412" svg:viewBox="0 0 1 1413">
          <text:p/>
        </draw:connector>
        <draw:custom-shape draw:style-name="gr4" draw:text-style-name="P1" draw:layer="layout" svg:width="5.7cm" svg:height="7.3cm" svg:x="22.8cm" svg:y="1.399cm">
          <text:p text:style-name="P1">mbed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3" draw:text-style-name="P1" draw:layer="layout" draw:type="line" svg:x1="6.8cm" svg:y1="7.082cm" svg:x2="9.4cm" svg:y2="7.098cm" draw:start-shape="id2" draw:end-shape="id3" svg:d="m6800 7082 2600 16" svg:viewBox="0 0 2601 17">
          <text:p/>
        </draw:connector>
        <draw:custom-shape draw:style-name="gr4" draw:text-style-name="P1" draw:layer="layout" svg:width="5.2cm" svg:height="2.7cm" svg:x="23.1cm" svg:y="4.699cm">
          <text:p text:style-name="P1">CMSIS-DA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7.843cm" svg:height="1.428cm" svg:x="7.357cm" svg:y="1.299cm">
          <draw:text-box>
            <text:p>Debian GNU/Linux</text:p>
          </draw:text-box>
        </draw:frame>
        <draw:custom-shape draw:style-name="gr2" draw:text-style-name="P1" xml:id="id5" draw:id="id5" draw:layer="layout" svg:width="3.3cm" svg:height="1.5cm" svg:x="22.6cm" svg:y="6.399cm">
          <text:p text:style-name="P1">USB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svg:x1="19.6cm" svg:y1="7.149cm" svg:x2="22.6cm" svg:y2="7.149cm" draw:start-shape="id4" draw:start-glue-point="1" draw:end-shape="id5" svg:d="m19600 7149h3000" svg:viewBox="0 0 3001 1">
          <text:p/>
        </draw:connector>
        <draw:custom-shape draw:style-name="gr6" draw:text-style-name="P1" xml:id="id3" draw:id="id3" draw:layer="layout" svg:width="8.1cm" svg:height="2.402cm" svg:x="9.4cm" svg:y="5.897cm">
          <text:p text:style-name="P1">gdbserver.p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4" draw:id="id4" draw:layer="layout" svg:width="4.3cm" svg:height="1.5cm" svg:x="15.3cm" svg:y="6.399cm">
          <text:p text:style-name="P1">pyOC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mic Sans MS2" fo:font-size="24pt" fo:font-style="normal" fo:text-shadow="none" style:text-underline-style="none" fo:font-weight="normal" style:letter-kerning="true" style:font-name-asian="VL ゴシック" style:font-size-asian="24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09-15T12:54:28.143064796</dc:date>
    <dc:creator>Okabe Kiwamu</dc:creator>
    <meta:editing-duration>PT1H54M23S</meta:editing-duration>
    <meta:editing-cycles>174</meta:editing-cycles>
    <meta:generator>LibreOffice/4.1.1.2$Linux_X86_64 LibreOffice_project/410m0$Build-2</meta:generator>
    <meta:document-statistic meta:object-count="12"/>
  </office:meta>
</office:document-meta>
</file>